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Helvetica Neue" svg:font-family="'Helvetica Neue', HelveticaNeue, Helvetica, Arial, sans-serif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a1" style:family="table">
      <style:table-properties style:width="4.949cm" table:align="left"/>
    </style:style>
    <style:style style:name="Tabla1.A" style:family="table-column">
      <style:table-column-properties style:column-width="4.949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1.539cm" table:align="left"/>
    </style:style>
    <style:style style:name="Tabla2.A" style:family="table-column">
      <style:table-column-properties style:column-width="11.539cm"/>
    </style:style>
    <style:style style:name="Tabla2.A1" style:family="table-cell">
      <style:table-cell-properties style:vertical-align="middle" fo:padding="0.049cm" fo:border-left="1.5pt solid #999999" fo:border-right="none" fo:border-top="none" fo:border-bottom="none"/>
    </style:style>
    <style:style style:name="Tabla3" style:family="table">
      <style:table-properties style:width="11.539cm" table:align="left"/>
    </style:style>
    <style:style style:name="Tabla3.A" style:family="table-column">
      <style:table-column-properties style:column-width="11.539cm"/>
    </style:style>
    <style:style style:name="Tabla3.A1" style:family="table-cell">
      <style:table-cell-properties style:vertical-align="middle" fo:padding="0.049cm" fo:border-left="1.5pt solid #999999" fo:border-right="none" fo:border-top="none" fo:border-bottom="none"/>
    </style:style>
    <style:style style:name="P1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7fb14" officeooo:paragraph-rsid="003d4686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7fb14" officeooo:paragraph-rsid="0026c59b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7fb14" officeooo:paragraph-rsid="0027fb14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173e" officeooo:paragraph-rsid="0029173e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8fbb" officeooo:paragraph-rsid="0029173e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8fbb" officeooo:paragraph-rsid="003d4686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8fbb" officeooo:paragraph-rsid="00298fbb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8fbb" officeooo:paragraph-rsid="002c8ea2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8fbb" officeooo:paragraph-rsid="002e5f66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8fbb" officeooo:paragraph-rsid="002f078e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8fbb" officeooo:paragraph-rsid="0040a023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b313f" officeooo:paragraph-rsid="002b313f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b313f" officeooo:paragraph-rsid="002c8ea2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b313f" officeooo:paragraph-rsid="002e5f66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b313f" officeooo:paragraph-rsid="002f078e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c8ea2" officeooo:paragraph-rsid="002c8ea2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e5f66" officeooo:paragraph-rsid="002e5f66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f078e" officeooo:paragraph-rsid="002f078e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fef4e" officeooo:paragraph-rsid="002fef4e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275b8" officeooo:paragraph-rsid="003275b8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275b8" officeooo:paragraph-rsid="0040a023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275b8" officeooo:paragraph-rsid="0041f315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0a023" officeooo:paragraph-rsid="0040a023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3ea98" officeooo:paragraph-rsid="0033ea98" fo:background-color="transparent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3ea98" officeooo:paragraph-rsid="0034f2c7" fo:background-color="transparent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3ea98" officeooo:paragraph-rsid="0034bbd7" fo:background-color="transparent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3ea98" officeooo:paragraph-rsid="003664a4" fo:background-color="transparent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936d0" officeooo:paragraph-rsid="003936d0" fo:background-color="transparent" style:font-size-asian="11pt" style:font-weight-asian="normal" style:font-size-complex="11pt" style:font-weight-complex="normal"/>
    </style:style>
    <style:style style:name="P29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4bbd7" officeooo:paragraph-rsid="0034bbd7" fo:background-color="transparent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4bbd7" officeooo:paragraph-rsid="0034f2c7" fo:background-color="transparent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400ef" officeooo:paragraph-rsid="004d9305" fo:background-color="transparent" style:font-size-asian="11pt" style:font-weight-asian="normal" style:font-size-complex="11pt" style:font-weight-complex="normal"/>
    </style:style>
    <style:style style:name="P32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5f343" officeooo:paragraph-rsid="004d9305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65938" officeooo:paragraph-rsid="004d9305" fo:background-color="transparent" style:font-size-asian="11pt" style:font-weight-asian="normal" style:font-size-complex="11pt" style:font-weight-complex="normal"/>
    </style:style>
    <style:style style:name="P34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7c02d" officeooo:paragraph-rsid="004d9305" fo:background-color="transparent" style:font-size-asian="11pt" style:font-weight-asian="normal" style:font-size-complex="11pt" style:font-weight-complex="normal"/>
    </style:style>
    <style:style style:name="P35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91ba7" officeooo:paragraph-rsid="004d9305" fo:background-color="transparent" style:font-size-asian="11pt" style:font-weight-asian="normal" style:font-size-complex="11pt" style:font-weight-complex="normal"/>
    </style:style>
    <style:style style:name="P36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91ba7" officeooo:paragraph-rsid="004ea1c5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c059e" officeooo:paragraph-rsid="004d9305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c059e" officeooo:paragraph-rsid="004d9305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eb5c6" officeooo:paragraph-rsid="004d9305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Helvetica Neue" fo:font-size="11pt" fo:letter-spacing="normal" fo:font-style="normal" style:text-underline-style="none" fo:font-weight="normal" officeooo:rsid="00509a87" officeooo:paragraph-rsid="004d9305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936d0" officeooo:paragraph-rsid="003936d0" fo:background-color="#81d41a" style:font-size-asian="11pt" style:font-weight-asian="normal" style:font-size-complex="11pt" style:font-weight-complex="normal"/>
    </style:style>
    <style:style style:name="P42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275b8" officeooo:paragraph-rsid="0040a023" fo:background-color="#81d41a" style:font-size-asian="11pt" style:font-weight-asian="normal" style:font-size-complex="11pt" style:font-weight-complex="normal"/>
    </style:style>
    <style:style style:name="P43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bold" officeooo:rsid="0033ea98" officeooo:paragraph-rsid="0033ea98" fo:background-color="#81d41a" style:font-size-asian="11pt" style:font-weight-asian="bold" style:font-size-complex="11pt" style:font-weight-complex="bold"/>
    </style:style>
    <style:style style:name="P44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bold" officeooo:rsid="0033ea98" officeooo:paragraph-rsid="0041f315" fo:background-color="#81d41a" style:font-size-asian="11pt" style:font-weight-asian="bold" style:font-size-complex="11pt" style:font-weight-complex="bold"/>
    </style:style>
    <style:style style:name="P45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bold" officeooo:rsid="0045f343" officeooo:paragraph-rsid="004d9305" fo:background-color="#81d41a" style:font-size-asian="11pt" style:font-weight-asian="bold" style:font-size-complex="11pt" style:font-weight-complex="bold"/>
    </style:style>
    <style:style style:name="P46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bold" officeooo:rsid="00491ba7" officeooo:paragraph-rsid="004d9305" fo:background-color="#81d41a" style:font-size-asian="11pt" style:font-weight-asian="bold" style:font-size-complex="11pt" style:font-weight-complex="bold"/>
    </style:style>
    <style:style style:name="P47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bold" officeooo:rsid="0033ea98" officeooo:paragraph-rsid="0033ea98" fo:background-color="transparent" style:font-size-asian="11pt" style:font-weight-asian="bold" style:font-size-complex="11pt" style:font-weight-complex="bold"/>
    </style:style>
    <style:style style:name="P48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bold" officeooo:rsid="0034bbd7" officeooo:paragraph-rsid="0034bbd7" fo:background-color="transparent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11pt" fo:letter-spacing="normal" fo:font-style="normal" style:text-underline-style="none" fo:font-weight="bold" officeooo:rsid="001aa1b2" officeooo:paragraph-rsid="004d9305" fo:background-color="transparent" style:font-size-asian="11pt" style:font-weight-asian="bold" style:font-size-complex="11pt" style:font-weight-complex="bold"/>
    </style:style>
    <style:style style:name="P50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solid" style:text-underline-width="auto" style:text-underline-color="font-color" fo:font-weight="bold" officeooo:rsid="0026c59b" officeooo:paragraph-rsid="0026c59b" style:font-size-asian="11pt" style:font-weight-asian="bold" style:font-size-complex="11pt" style:font-weight-complex="bold"/>
    </style:style>
    <style:style style:name="P51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solid" style:text-underline-width="auto" style:text-underline-color="font-color" fo:font-weight="bold" officeooo:rsid="002f078e" officeooo:paragraph-rsid="002f078e" style:font-size-asian="11pt" style:font-weight-asian="bold" style:font-size-complex="11pt" style:font-weight-complex="bold"/>
    </style:style>
    <style:style style:name="P52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solid" style:text-underline-width="auto" style:text-underline-color="font-color" fo:font-weight="bold" officeooo:rsid="002fef4e" officeooo:paragraph-rsid="002fef4e" style:font-size-asian="11pt" style:font-weight-asian="bold" style:font-size-complex="11pt" style:font-weight-complex="bold"/>
    </style:style>
    <style:style style:name="P53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solid" style:text-underline-width="auto" style:text-underline-color="font-color" fo:font-weight="bold" officeooo:rsid="003275b8" officeooo:paragraph-rsid="003275b8" style:font-size-asian="11pt" style:font-weight-asian="bold" style:font-size-complex="11pt" style:font-weight-complex="bold"/>
    </style:style>
    <style:style style:name="P54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solid" style:text-underline-width="auto" style:text-underline-color="font-color" fo:font-weight="bold" officeooo:rsid="0040a023" officeooo:paragraph-rsid="0040a023" style:font-size-asian="11pt" style:font-weight-asian="bold" style:font-size-complex="11pt" style:font-weight-complex="bold"/>
    </style:style>
    <style:style style:name="P55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solid" style:text-underline-width="auto" style:text-underline-color="font-color" fo:font-weight="bold" officeooo:rsid="003936d0" officeooo:paragraph-rsid="003936d0" fo:background-color="transparent" style:font-size-asian="11pt" style:font-weight-asian="bold" style:font-size-complex="11pt" style:font-weight-complex="bold"/>
    </style:style>
    <style:style style:name="P56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solid" style:text-underline-width="auto" style:text-underline-color="font-color" fo:font-weight="bold" officeooo:rsid="002f078e" officeooo:paragraph-rsid="004d9305" fo:background-color="transparent" style:font-size-asian="11pt" style:font-weight-asian="bold" style:font-size-complex="11pt" style:font-weight-complex="bold"/>
    </style:style>
    <style:style style:name="P57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solid" style:text-underline-width="auto" style:text-underline-color="font-color" fo:font-weight="normal" officeooo:rsid="002f078e" officeooo:paragraph-rsid="002f078e" style:font-size-asian="11pt" style:font-weight-asian="normal" style:font-size-complex="11pt" style:font-weight-complex="normal"/>
    </style:style>
    <style:style style:name="P58" style:family="paragraph" style:parent-style-name="Standard">
      <style:text-properties fo:font-variant="normal" fo:text-transform="none" fo:color="#333333" style:font-name="Helvetica Neue" fo:font-size="10pt" fo:letter-spacing="normal" fo:font-style="normal" style:text-underline-style="none" fo:font-weight="normal" officeooo:rsid="0033ea98" officeooo:paragraph-rsid="0033ea98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style:text-properties fo:font-variant="normal" fo:text-transform="none" fo:color="#333333" style:font-name="Helvetica Neue" fo:font-size="10pt" fo:letter-spacing="normal" fo:font-style="normal" style:text-underline-style="none" fo:font-weight="normal" officeooo:rsid="0033ea98" officeooo:paragraph-rsid="0041f315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3cde6" officeooo:paragraph-rsid="004d9305" fo:background-color="transparent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1a10" officeooo:paragraph-rsid="004d9305" fo:background-color="transparent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transparent" style:font-size-asian="11pt" style:font-weight-asian="normal" style:font-size-complex="11pt" style:font-weight-complex="normal" loext:padding="0cm" loext:border="none"/>
    </style:style>
    <style:style style:name="P63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transparent" style:font-size-asian="11pt" style:font-weight-asian="normal" style:font-size-complex="11pt" style:font-weight-complex="normal"/>
    </style:style>
    <style:style style:name="P64" style:family="paragraph" style:parent-style-name="Standard">
      <style:text-properties fo:font-variant="normal" fo:text-transform="none" fo:color="#5b5b5b" style:font-name="Helvetica Neue" fo:font-size="11pt" fo:letter-spacing="normal" fo:font-style="normal" fo:font-weight="normal" officeooo:paragraph-rsid="001e9933" style:font-size-asian="11pt" style:font-size-complex="11pt"/>
    </style:style>
    <style:style style:name="P65" style:family="paragraph" style:parent-style-name="Standard">
      <style:text-properties fo:font-variant="normal" fo:text-transform="none" fo:color="#000000" style:font-name="Helvetica Neue" fo:font-size="11pt" fo:letter-spacing="normal" fo:font-style="normal" style:text-underline-style="solid" style:text-underline-width="auto" style:text-underline-color="font-color" fo:font-weight="bold" officeooo:rsid="0022e699" officeooo:paragraph-rsid="003a7593" style:font-size-asian="11pt" style:font-weight-asian="bold" style:font-size-complex="11pt" style:font-weight-complex="bold"/>
    </style:style>
    <style:style style:name="P66" style:family="paragraph" style:parent-style-name="Standard">
      <style:text-properties fo:font-variant="normal" fo:text-transform="none" fo:color="#000000" style:font-name="Helvetica Neue" fo:font-size="11pt" fo:letter-spacing="normal" fo:font-style="normal" style:text-underline-style="solid" style:text-underline-width="auto" style:text-underline-color="font-color" fo:font-weight="normal" officeooo:rsid="0026c59b" officeooo:paragraph-rsid="003a7593" style:font-size-asian="11pt" style:font-weight-asian="normal" style:font-size-complex="11pt" style:font-weight-complex="normal"/>
    </style:style>
    <style:style style:name="P67" style:family="paragraph" style:parent-style-name="Standard">
      <style:text-properties fo:font-variant="normal" fo:text-transform="none" fo:color="#000000" style:font-name="Helvetica Neue" fo:font-size="11pt" fo:letter-spacing="normal" fo:font-style="normal" style:text-underline-style="none" fo:font-weight="normal" officeooo:rsid="0026c59b" officeooo:paragraph-rsid="003a7593" style:font-size-asian="11pt" style:font-weight-asian="normal" style:font-size-complex="11pt" style:font-weight-complex="normal"/>
    </style:style>
    <style:style style:name="P68" style:family="paragraph" style:parent-style-name="Standard">
      <style:text-properties fo:font-variant="normal" fo:text-transform="none" fo:color="#000000" style:font-name="Helvetica Neue" fo:font-size="11pt" fo:letter-spacing="normal" fo:font-style="normal" style:text-underline-style="none" fo:font-weight="normal" officeooo:rsid="0023839b" officeooo:paragraph-rsid="003a7593" style:font-size-asian="11pt" style:font-weight-asian="normal" style:font-size-complex="11pt" style:font-weight-complex="normal"/>
    </style:style>
    <style:style style:name="P69" style:family="paragraph" style:parent-style-name="Standard">
      <style:text-properties fo:font-variant="normal" fo:text-transform="none" fo:color="#000000" style:font-name="Helvetica Neue" fo:font-size="11pt" fo:letter-spacing="normal" fo:font-style="normal" style:text-underline-style="none" fo:font-weight="normal" officeooo:rsid="00250973" officeooo:paragraph-rsid="003a7593" style:font-size-asian="11pt" style:font-weight-asian="normal" style:font-size-complex="11pt" style:font-weight-complex="normal"/>
    </style:style>
    <style:style style:name="P70" style:family="paragraph" style:parent-style-name="Standard">
      <style:text-properties fo:color="#000000" style:font-name="Helvetica Neue" fo:font-size="11pt" officeooo:paragraph-rsid="003a7593" style:font-size-asian="11pt" style:font-size-complex="11pt"/>
    </style:style>
    <style:style style:name="P71" style:family="paragraph" style:parent-style-name="Standard">
      <style:paragraph-properties fo:text-align="center" style:justify-single-word="false"/>
      <style:text-properties style:font-name="Helvetica Neue" fo:font-size="11pt" fo:font-weight="bold" officeooo:rsid="001aa1b2" officeooo:paragraph-rsid="001aa1b2" style:font-size-asian="11pt" style:font-weight-asian="bold" style:font-size-complex="11pt" style:font-weight-complex="bold"/>
    </style:style>
    <style:style style:name="P72" style:family="paragraph" style:parent-style-name="Standard">
      <style:text-properties style:font-name="Helvetica Neue" fo:font-size="11pt" officeooo:rsid="001aa1b2" officeooo:paragraph-rsid="001aa1b2" style:font-size-asian="11pt" style:font-size-complex="11pt"/>
    </style:style>
    <style:style style:name="P73" style:family="paragraph" style:parent-style-name="Standard">
      <style:text-properties style:font-name="Helvetica Neue" fo:font-size="11pt" officeooo:rsid="001aa1b2" officeooo:paragraph-rsid="00394818" style:font-size-asian="11pt" style:font-size-complex="11pt"/>
    </style:style>
    <style:style style:name="P74" style:family="paragraph" style:parent-style-name="Standard">
      <style:text-properties style:font-name="Helvetica Neue" fo:font-size="11pt" officeooo:rsid="001c9afc" officeooo:paragraph-rsid="00394818" style:font-size-asian="11pt" style:font-size-complex="11pt"/>
    </style:style>
    <style:style style:name="P75" style:family="paragraph" style:parent-style-name="Standard">
      <style:text-properties style:font-name="Helvetica Neue" fo:font-size="11pt" officeooo:rsid="001c9afc" officeooo:paragraph-rsid="001c9afc" style:font-size-asian="11pt" style:font-size-complex="11pt"/>
    </style:style>
    <style:style style:name="P76" style:family="paragraph" style:parent-style-name="Standard">
      <style:text-properties style:font-name="Helvetica Neue" fo:font-size="11pt" officeooo:rsid="001e9933" officeooo:paragraph-rsid="001c9afc" style:font-size-asian="11pt" style:font-size-complex="11pt"/>
    </style:style>
    <style:style style:name="P77" style:family="paragraph" style:parent-style-name="Standard">
      <style:text-properties style:font-name="Helvetica Neue" fo:font-size="11pt" officeooo:rsid="001e9933" officeooo:paragraph-rsid="001e9933" style:font-size-asian="11pt" style:font-size-complex="11pt"/>
    </style:style>
    <style:style style:name="P78" style:family="paragraph" style:parent-style-name="Standard">
      <style:text-properties style:font-name="Helvetica Neue" fo:font-size="11pt" officeooo:rsid="0022e699" officeooo:paragraph-rsid="0022e699" style:font-size-asian="11pt" style:font-size-complex="11pt"/>
    </style:style>
    <style:style style:name="P79" style:family="paragraph" style:parent-style-name="Standard">
      <style:paragraph-properties fo:line-height="100%"/>
      <style:text-properties style:font-name="Helvetica Neue" fo:font-size="11pt" style:font-size-asian="11pt" style:font-size-complex="11pt"/>
    </style:style>
    <style:style style:name="P80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1c9afc" officeooo:paragraph-rsid="001c9afc" style:font-size-asian="11pt" style:font-weight-asian="bold" style:font-size-complex="11pt" style:font-weight-complex="bold"/>
    </style:style>
    <style:style style:name="P81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1c9afc" officeooo:paragraph-rsid="00394818" style:font-size-asian="11pt" style:font-weight-asian="bold" style:font-size-complex="11pt" style:font-weight-complex="bold"/>
    </style:style>
    <style:style style:name="P82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1aa1b2" officeooo:paragraph-rsid="00394818" style:font-size-asian="11pt" style:font-weight-asian="bold" style:font-size-complex="11pt" style:font-weight-complex="bold"/>
    </style:style>
    <style:style style:name="P83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1e9933" officeooo:paragraph-rsid="001c9afc" style:font-size-asian="11pt" style:font-weight-asian="bold" style:font-size-complex="11pt" style:font-weight-complex="bold"/>
    </style:style>
    <style:style style:name="P84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22e699" officeooo:paragraph-rsid="0022e699" style:font-size-asian="11pt" style:font-weight-asian="bold" style:font-size-complex="11pt" style:font-weight-complex="bold"/>
    </style:style>
    <style:style style:name="P85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2145b5" officeooo:paragraph-rsid="002145b5" style:font-size-asian="11pt" style:font-weight-asian="bold" style:font-size-complex="11pt" style:font-weight-complex="bold"/>
    </style:style>
    <style:style style:name="P86" style:family="paragraph" style:parent-style-name="Standard">
      <style:text-properties style:font-name="Helvetica Neue" fo:font-size="11pt" style:text-underline-style="none" fo:font-weight="normal" officeooo:rsid="001c9afc" officeooo:paragraph-rsid="00394818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line-height="100%"/>
      <style:text-properties style:font-name="Helvetica Neue" fo:font-size="11pt" style:text-underline-style="none" fo:font-weight="normal" officeooo:rsid="002145b5" officeooo:paragraph-rsid="002145b5" style:font-size-asian="11pt" style:font-weight-asian="normal" style:font-size-complex="11pt" style:font-weight-complex="normal"/>
    </style:style>
    <style:style style:name="P88" style:family="paragraph" style:parent-style-name="Standard">
      <style:text-properties officeooo:paragraph-rsid="0040a023"/>
    </style:style>
    <style:style style:name="P89" style:family="paragraph" style:parent-style-name="Standard">
      <style:text-properties officeooo:paragraph-rsid="004d9305"/>
    </style:style>
    <style:style style:name="P90" style:family="paragraph" style:parent-style-name="Standard">
      <style:paragraph-properties fo:break-before="page"/>
      <style:text-properties style:font-name="Helvetica Neue" fo:font-size="11pt" officeooo:rsid="001e9933" officeooo:paragraph-rsid="001e9933" style:font-size-asian="11pt" style:font-size-complex="11pt"/>
    </style:style>
    <style:style style:name="P9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8fbb" officeooo:paragraph-rsid="00298fbb" style:font-size-asian="11pt" style:font-weight-asian="normal" style:font-size-complex="11pt" style:font-weight-complex="normal"/>
    </style:style>
    <style:style style:name="P9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3ea98" officeooo:paragraph-rsid="0034f2c7" fo:background-color="transparent" style:font-size-asian="11pt" style:font-weight-asian="normal" style:font-size-complex="11pt" style:font-weight-complex="normal"/>
    </style:style>
    <style:style style:name="P93" style:family="paragraph" style:parent-style-name="Text_20_body">
      <style:paragraph-properties fo:margin-top="0.201cm" fo:margin-bottom="0.247cm" loext:contextual-spacing="false" fo:line-height="100%"/>
    </style:style>
    <style:style style:name="P94" style:family="paragraph" style:parent-style-name="Text_20_body">
      <style:paragraph-properties fo:margin-top="0.201cm" fo:margin-bottom="0.347cm" loext:contextual-spacing="false" fo:line-height="100%"/>
      <style:text-properties style:font-name="Helvetica Neue" fo:font-size="11pt" style:font-size-asian="11pt" style:font-size-complex="11pt"/>
    </style:style>
    <style:style style:name="P95" style:family="paragraph" style:parent-style-name="Preformatted_20_Text">
      <style:paragraph-properties fo:line-height="100%"/>
    </style:style>
    <style:style style:name="P96" style:family="paragraph" style:parent-style-name="Preformatted_20_Text">
      <loext:graphic-properties draw:fill="none" draw:fill-color="#ffffff"/>
      <style:paragraph-properties fo:background-color="transparent"/>
      <style:text-properties officeooo:paragraph-rsid="004d9305"/>
    </style:style>
    <style:style style:name="P97" style:family="paragraph" style:parent-style-name="Preformatted_20_Text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officeooo:paragraph-rsid="004d9305"/>
    </style:style>
    <style:style style:name="P98" style:family="paragraph" style:parent-style-name="Standard" style:list-style-name="L1">
      <style:text-properties officeooo:paragraph-rsid="002c8ea2"/>
    </style:style>
    <style:style style:name="P99" style:family="paragraph" style:parent-style-name="Standard" style:list-style-name="L2">
      <style:text-properties officeooo:paragraph-rsid="002c8ea2"/>
    </style:style>
    <style:style style:name="P100" style:family="paragraph" style:parent-style-name="Standard" style:list-style-name="L3">
      <style:text-properties officeooo:paragraph-rsid="002e5f66"/>
    </style:style>
    <style:style style:name="P101" style:family="paragraph" style:parent-style-name="Standard" style:list-style-name="L4">
      <style:text-properties officeooo:paragraph-rsid="002e5f66"/>
    </style:style>
    <style:style style:name="P102" style:family="paragraph" style:parent-style-name="Standard" style:list-style-name="L5">
      <style:text-properties fo:font-variant="normal" fo:text-transform="none" fo:color="#333333" style:font-name="Helvetica Neue" fo:font-size="10pt" fo:letter-spacing="normal" fo:font-style="normal" style:text-underline-style="none" fo:font-weight="normal" officeooo:rsid="004400ef" officeooo:paragraph-rsid="004d9305" fo:background-color="transparent" style:font-size-asian="10pt" style:font-weight-asian="normal" style:font-size-complex="10pt" style:font-weight-complex="normal"/>
    </style:style>
    <style:style style:name="P103" style:family="paragraph" style:parent-style-name="Standard" style:list-style-name="L6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400ef" officeooo:paragraph-rsid="004d9305" fo:background-color="transparent" style:font-size-asian="11pt" style:font-weight-asian="normal" style:font-size-complex="11pt" style:font-weight-complex="normal"/>
    </style:style>
    <style:style style:name="P104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Helvetica Neue" fo:font-size="11pt" fo:letter-spacing="normal" fo:font-style="normal" style:text-underline-style="none" fo:font-weight="normal" officeooo:rsid="00509a87" officeooo:paragraph-rsid="004d9305" fo:background-color="#81d41a" style:font-size-asian="11pt" style:font-weight-asian="normal" style:font-size-complex="11pt" style:font-weight-complex="normal"/>
    </style:style>
    <style:style style:name="P105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variant="normal" fo:text-transform="none" fo:color="#333333" style:font-name="Helvetica Neue" fo:font-size="11pt" fo:letter-spacing="normal" fo:font-style="normal" style:text-underline-style="none" fo:font-weight="bold" officeooo:rsid="001aa1b2" officeooo:paragraph-rsid="004d9305" fo:background-color="transparent" style:font-size-asian="11pt" style:font-weight-asian="bold" style:font-size-complex="11pt" style:font-weight-complex="bold"/>
    </style:style>
    <style:style style:name="P106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Helvetica Neue" fo:font-size="11pt" fo:letter-spacing="normal" fo:font-style="normal" style:text-underline-style="none" fo:font-weight="bold" officeooo:rsid="004eb5c6" officeooo:paragraph-rsid="004d9305" fo:background-color="#81d41a" style:font-size-asian="11pt" style:font-weight-asian="bold" style:font-size-complex="11pt" style:font-weight-complex="bold"/>
    </style:style>
    <style:style style:name="P107" style:family="paragraph" style:parent-style-name="Standard">
      <style:text-properties fo:font-variant="normal" fo:text-transform="none" fo:color="#333333" style:font-name="Helvetica Neue" fo:font-size="11pt" fo:letter-spacing="normal" fo:font-style="italic" style:text-underline-style="none" fo:font-weight="normal" officeooo:rsid="004c059e" officeooo:paragraph-rsid="004d9305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08" style:family="paragraph" style:parent-style-name="Standard">
      <style:text-properties fo:font-variant="normal" fo:text-transform="none" fo:color="#333333" style:font-name="Helvetica Neue" fo:font-size="11pt" fo:letter-spacing="normal" fo:font-style="italic" style:text-underline-style="solid" style:text-underline-width="auto" style:text-underline-color="font-color" fo:font-weight="normal" officeooo:rsid="004c059e" officeooo:paragraph-rsid="004d9305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09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Helvetica Neue" fo:font-size="11pt" fo:letter-spacing="normal" fo:font-style="italic" style:text-underline-style="solid" style:text-underline-width="auto" style:text-underline-color="font-color" fo:font-weight="normal" officeooo:rsid="004c059e" officeooo:paragraph-rsid="004d9305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10" style:family="paragraph" style:parent-style-name="Standard"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#81d41a" style:font-size-asian="11pt" style:font-weight-asian="normal" style:font-size-complex="11pt" style:font-weight-complex="normal"/>
    </style:style>
    <style:style style:name="P111" style:family="paragraph" style:parent-style-name="Standard"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fo:background-color="transparent" style:font-size-asian="11pt" style:font-weight-asian="normal" style:font-size-complex="11pt" style:font-weight-complex="normal"/>
    </style:style>
    <style:style style:name="P112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transparent" style:font-size-asian="11pt" style:font-weight-asian="normal" style:font-size-complex="11pt" style:font-weight-complex="normal" loext:padding="0cm" loext:border="none"/>
    </style:style>
    <style:style style:name="P113" style:family="paragraph" style:parent-style-name="Standard"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52ccdd" fo:background-color="transparent" style:font-size-asian="11pt" style:font-weight-asian="normal" style:font-size-complex="11pt" style:font-weight-complex="normal"/>
    </style:style>
    <style:style style:name="P114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bold" officeooo:rsid="0053cde6" officeooo:paragraph-rsid="004d9305" fo:background-color="#81d41a" style:font-size-asian="11pt" style:font-weight-asian="bold" style:font-size-complex="11pt" style:font-weight-complex="bold"/>
    </style:style>
    <style:style style:name="P115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bold" officeooo:rsid="00551a10" officeooo:paragraph-rsid="004d9305" fo:background-color="transparent" style:font-size-asian="11pt" style:font-weight-asian="bold" style:font-size-complex="11pt" style:font-weight-complex="bold"/>
    </style:style>
    <style:style style:name="P116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bold" officeooo:rsid="00557212" officeooo:paragraph-rsid="004d9305" fo:background-color="transparent" style:font-size-asian="11pt" style:font-weight-asian="bold" style:font-size-complex="11pt" style:font-weight-complex="bold"/>
    </style:style>
    <style:style style:name="P117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solid" style:text-underline-width="auto" style:text-underline-color="font-color" fo:font-weight="normal" officeooo:rsid="00551a10" officeooo:paragraph-rsid="004d9305" fo:background-color="transparent" style:font-size-asian="11pt" style:font-weight-asian="normal" style:font-size-complex="11pt" style:font-weight-complex="normal"/>
    </style:style>
    <style:style style:name="P118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italic" style:text-underline-style="none" fo:font-weight="bold" officeooo:rsid="00557212" officeooo:paragraph-rsid="004d9305" fo:background-color="transparent" style:font-size-asian="11pt" style:font-style-asian="italic" style:font-weight-asian="bold" style:font-size-complex="11pt" style:font-style-complex="italic" style:font-weight-complex="bold"/>
    </style:style>
    <style:style style:name="P119" style:family="paragraph" style:parent-style-name="Standard">
      <style:text-properties fo:font-variant="normal" fo:text-transform="none" fo:color="#000000" style:font-name="sans-serif" fo:font-size="12.75pt" fo:letter-spacing="normal" fo:font-style="normal" fo:font-weight="normal" officeooo:paragraph-rsid="004d9305" loext:padding="0cm" loext:border="none"/>
    </style:style>
    <style:style style:name="P120" style:family="paragraph" style:parent-style-name="Standard">
      <style:text-properties fo:font-variant="normal" fo:text-transform="none" fo:color="#000000" style:font-name="sans-serif" fo:font-size="12.75pt" fo:letter-spacing="normal" fo:font-style="normal" fo:font-weight="normal" officeooo:rsid="00588832" officeooo:paragraph-rsid="004d9305" loext:padding="0cm" loext:border="none"/>
    </style:style>
    <style:style style:name="P121" style:family="paragraph" style:parent-style-name="Standard">
      <style:text-properties fo:font-variant="normal" fo:text-transform="none" fo:color="#000000" style:font-name="sans-serif" fo:font-size="12.75pt" fo:letter-spacing="normal" fo:font-style="normal" fo:font-weight="bold" officeooo:rsid="00588832" officeooo:paragraph-rsid="004d9305" style:font-weight-asian="bold" style:font-weight-complex="bold" loext:padding="0cm" loext:border="none"/>
    </style:style>
    <style:style style:name="P122" style:family="paragraph" style:parent-style-name="Standard">
      <style:text-properties fo:font-variant="normal" fo:text-transform="none" fo:color="#000000" style:font-name="sans-serif" fo:font-size="12.75pt" fo:letter-spacing="normal" fo:font-style="normal" fo:font-weight="bold" officeooo:paragraph-rsid="004d9305" style:font-weight-asian="bold" style:font-weight-complex="bold" loext:padding="0cm" loext:border="none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sans-serif" fo:font-size="12.75pt" fo:letter-spacing="normal" fo:font-style="normal" fo:font-weight="normal" officeooo:paragraph-rsid="004d9305" loext:padding="0cm" loext:border="none"/>
    </style:style>
    <style:style style:name="P12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transparent" style:font-size-asian="11pt" style:font-weight-asian="normal" style:font-size-complex="11pt" style:font-weight-complex="normal" loext:padding="0cm" loext:border="none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transparent" style:font-size-asian="11pt" style:font-weight-asian="normal" style:font-size-complex="11pt" style:font-weight-complex="normal" loext:padding="0cm" loext:border="none"/>
    </style:style>
    <style:style style:name="P126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transparent" style:font-size-asian="11pt" style:font-weight-asian="normal" style:font-size-complex="11pt" style:font-weight-complex="normal" loext:padding="0cm" loext:border="none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5304d3" fo:background-color="transparent" style:font-size-asian="11pt" style:font-weight-asian="normal" style:font-size-complex="11pt" style:font-weight-complex="normal" loext:padding="0cm" loext:border="none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transparent" style:font-size-asian="11pt" style:font-weight-asian="normal" style:font-size-complex="11pt" style:font-weight-complex="normal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#81d41a" style:font-size-asian="11pt" style:font-weight-asian="normal" style:font-size-complex="11pt" style:font-weight-complex="normal" loext:padding="0cm" loext:border="none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bold" officeooo:rsid="00557212" officeooo:paragraph-rsid="004d9305" fo:background-color="#81d41a" style:font-size-asian="11pt" style:font-weight-asian="bold" style:font-size-complex="11pt" style:font-weight-complex="bold" loext:padding="0cm" loext:border="none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bold" officeooo:rsid="00557212" officeooo:paragraph-rsid="005304d3" fo:background-color="#81d41a" style:font-size-asian="11pt" style:font-weight-asian="bold" style:font-size-complex="11pt" style:font-weight-complex="bold" loext:padding="0cm" loext:border="none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bold" officeooo:rsid="00557212" officeooo:paragraph-rsid="004d9305" fo:background-color="#81d41a" style:font-size-asian="11pt" style:font-weight-asian="bold" style:font-size-complex="11pt" style:font-weight-complex="bold" loext:padding="0cm" loext:border="none"/>
    </style:style>
    <style:style style:name="P133" style:family="paragraph" style:parent-style-name="Standard">
      <style:paragraph-properties fo:break-before="page"/>
      <style:text-properties fo:font-variant="normal" fo:text-transform="none" fo:color="#000000" style:font-name="sans-serif" fo:font-size="12.75pt" fo:letter-spacing="normal" fo:font-style="normal" fo:font-weight="bold" officeooo:rsid="00588832" officeooo:paragraph-rsid="004d9305" style:font-weight-asian="bold" style:font-weight-complex="bold" loext:padding="0cm" loext:border="none"/>
    </style:style>
    <style:style style:name="P134" style:family="paragraph">
      <loext:graphic-properties draw:fill-color="#000000"/>
      <style:paragraph-properties fo:text-align="center"/>
    </style:style>
    <style:style style:name="T1" style:family="text">
      <style:text-properties fo:background-color="#81d41a" loext:char-shading-value="0"/>
    </style:style>
    <style:style style:name="T2" style:family="text">
      <style:text-properties officeooo:rsid="00298fbb" fo:background-color="#81d41a" loext:char-shading-value="0"/>
    </style:style>
    <style:style style:name="T3" style:family="text">
      <style:text-properties officeooo:rsid="002b313f" fo:background-color="#81d41a" loext:char-shading-value="0"/>
    </style:style>
    <style:style style:name="T4" style:family="text">
      <style:text-properties officeooo:rsid="002c8ea2" fo:background-color="#81d41a" loext:char-shading-value="0"/>
    </style:style>
    <style:style style:name="T5" style:family="text">
      <style:text-properties officeooo:rsid="002e5f66" fo:background-color="#81d41a" loext:char-shading-value="0"/>
    </style:style>
    <style:style style:name="T6" style:family="text">
      <style:text-properties officeooo:rsid="0034bbd7" fo:background-color="#81d41a" loext:char-shading-value="0"/>
    </style:style>
    <style:style style:name="T7" style:family="text">
      <style:text-properties fo:background-color="#81d41a" loext:char-shading-value="0"/>
    </style:style>
    <style:style style:name="T8" style:family="text">
      <style:text-properties officeooo:rsid="005304d3" fo:background-color="#81d41a" loext:char-shading-value="0"/>
    </style:style>
    <style:style style:name="T9" style:family="text">
      <style:text-properties officeooo:rsid="005304d3" fo:background-color="#81d41a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40a023" fo:background-color="transparent" loext:char-shading-value="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3a7593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fo:background-color="#81d41a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background-color="#81d41a" loext:char-shading-value="0"/>
    </style:style>
    <style:style style:name="T17" style:family="text">
      <style:text-properties style:text-underline-style="solid" style:text-underline-width="auto" style:text-underline-color="font-color" fo:background-color="#81d41a" loext:char-shading-value="0"/>
    </style:style>
    <style:style style:name="T18" style:family="text">
      <style:text-properties officeooo:rsid="0022e699"/>
    </style:style>
    <style:style style:name="T19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c8ea2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e5f66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275b8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0a023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c8ea2" fo:background-color="#ffff00" loext:char-shading-value="0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e5f66" fo:background-color="#ffff00" loext:char-shading-value="0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275b8" fo:background-color="#81d41a" loext:char-shading-value="0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0a023" fo:background-color="transparent" loext:char-shading-value="0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275b8" fo:background-color="transparent" loext:char-shading-value="0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c059e" fo:background-color="transparent" loext:char-shading-value="0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c059e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0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275b8" fo:background-color="#72bf44" loext:char-shading-value="0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333333" style:font-name="Helvetica Neue" fo:font-size="11pt" fo:letter-spacing="normal" fo:font-style="normal" style:text-underline-style="none" fo:font-weight="bold" officeooo:rsid="004c059e" fo:background-color="transparent" loext:char-shading-value="0" style:font-size-asian="11pt" style:font-weight-asian="bold" style:font-size-complex="11pt" style:font-weight-complex="bold"/>
    </style:style>
    <style:style style:name="T32" style:family="text">
      <style:text-properties officeooo:rsid="00250973"/>
    </style:style>
    <style:style style:name="T33" style:family="text">
      <style:text-properties officeooo:rsid="00298fbb"/>
    </style:style>
    <style:style style:name="T34" style:family="text">
      <style:text-properties officeooo:rsid="002b313f"/>
    </style:style>
    <style:style style:name="T35" style:family="text">
      <style:text-properties officeooo:rsid="002c8ea2"/>
    </style:style>
    <style:style style:name="T36" style:family="text">
      <style:text-properties officeooo:rsid="002f078e"/>
    </style:style>
    <style:style style:name="T37" style:family="text">
      <style:text-properties officeooo:rsid="0030bedb"/>
    </style:style>
    <style:style style:name="T38" style:family="text">
      <style:text-properties officeooo:rsid="00322aca"/>
    </style:style>
    <style:style style:name="T39" style:family="text">
      <style:text-properties officeooo:rsid="0034bbd7"/>
    </style:style>
    <style:style style:name="T40" style:family="text">
      <style:text-properties officeooo:rsid="003664a4"/>
    </style:style>
    <style:style style:name="T41" style:family="text">
      <style:text-properties officeooo:rsid="003a7593"/>
    </style:style>
    <style:style style:name="T42" style:family="text">
      <style:text-properties officeooo:rsid="003d4686"/>
    </style:style>
    <style:style style:name="T43" style:family="text">
      <style:text-properties style:font-name="Helvetica Neue" fo:font-size="11pt" style:font-size-asian="11pt" style:font-size-complex="11pt"/>
    </style:style>
    <style:style style:name="T44" style:family="text">
      <style:text-properties style:font-name="Helvetica Neue" fo:background-color="#ffffff" loext:char-shading-value="0" loext:padding="0cm" loext:border="none"/>
    </style:style>
    <style:style style:name="T45" style:family="text">
      <style:text-properties officeooo:rsid="003ea887"/>
    </style:style>
    <style:style style:name="T46" style:family="text">
      <style:text-properties officeooo:rsid="002c8ea2" fo:background-color="#ffff00" loext:char-shading-value="0"/>
    </style:style>
    <style:style style:name="T47" style:family="text">
      <style:text-properties officeooo:rsid="0041f315"/>
    </style:style>
    <style:style style:name="T48" style:family="text">
      <style:text-properties officeooo:rsid="004400ef"/>
    </style:style>
    <style:style style:name="T49" style:family="text">
      <style:text-properties officeooo:rsid="0045f343"/>
    </style:style>
    <style:style style:name="T50" style:family="text">
      <style:text-properties officeooo:rsid="0047c02d"/>
    </style:style>
    <style:style style:name="T51" style:family="text">
      <style:text-properties loext:padding="0cm" loext:border="none"/>
    </style:style>
    <style:style style:name="T52" style:family="text">
      <style:text-properties officeooo:rsid="005414b9"/>
    </style:style>
    <style:style style:name="T53" style:family="text">
      <style:text-properties fo:color="#000000" loext:padding="0cm" loext:border="none"/>
    </style:style>
    <style:style style:name="T54" style:family="text">
      <style:text-properties officeooo:rsid="004ea1c5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 fo:background-color="#ffffff"/>
    </style:style>
    <style:style style:name="T57" style:family="text">
      <style:text-properties fo:font-weight="bold" fo:background-color="#81d41a" loext:char-shading-value="0" style:font-weight-asian="bold" style:font-weight-complex="bold"/>
    </style:style>
    <style:style style:name="T58" style:family="text">
      <style:text-properties fo:font-weight="bold" officeooo:rsid="004a8afd" fo:background-color="#81d41a" loext:char-shading-value="0" style:font-weight-asian="bold" style:font-weight-complex="bold"/>
    </style:style>
    <style:style style:name="T59" style:family="text">
      <style:text-properties fo:font-weight="bold" fo:background-color="#81d41a" loext:char-shading-value="0" style:font-weight-asian="bold" style:font-weight-complex="bold"/>
    </style:style>
    <style:style style:name="T60" style:family="text">
      <style:text-properties fo:background-color="#ffffff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font-weight="normal" fo:background-color="transparent" loext:char-shading-value="0" style:font-weight-asian="normal" style:font-weight-complex="normal"/>
    </style:style>
    <style:style style:name="T64" style:family="text">
      <style:text-properties officeooo:rsid="005304d3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09cm" style:color="#ff8000" style:height="100%" style:style="solid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8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JQuery Cheat Sheet – Curso Udemy</text:p>
      <text:p text:style-name="P72"/>
      <text:section text:style-name="Sect1" text:name="Sección1">
        <text:p text:style-name="P1"><text:span text:style-name="T1">.alert</text:span>(“Mensaje del browser para el usuario”);</text:p>
        <text:p text:style-name="P80"/>
        <text:p text:style-name="P80">Se concatenan métodos</text:p>
        <text:p text:style-name="P80"/>
        <text:p text:style-name="P72">$(‘#verde’)<text:span text:style-name="T1">.css(‘background’,’green’)</text:span></text:p>
        <text:p text:style-name="P72"><text:span text:style-name="T10"><text:tab/> <text:s text:c="5"/></text:span><text:span text:style-name="T1">.css(‘color’,’white’);</text:span></text:p>
        <text:p text:style-name="P81">Selector <text:span text:style-name="T41">dependiendo</text:span> de<text:span text:style-name="T41">l</text:span> atributo</text:p>
        <text:p text:style-name="P74"/>
        <text:p text:style-name="P86">$(‘<text:span text:style-name="T1">[title=”Google”]</text:span>’).css();</text:p>
        <text:p text:style-name="P73"><text:span text:style-name="T13">Condicional </text:span><text:span text:style-name="T14">en un</text:span><text:span text:style-name="T13"> evento para alternar clases</text:span></text:p>
        <text:p text:style-name="P82"/>
        <text:p text:style-name="P72">if(!var.<text:span text:style-name="T1">hasClass</text:span>(‘grande’)){</text:p>
        <text:p text:style-name="P72"><text:tab/>var.<text:span text:style-name="T1">addClass</text:span>(‘grande’);</text:p>
        <text:p text:style-name="P72">} else {</text:p>
        <text:p text:style-name="P72"><text:tab/>var.<text:span text:style-name="T1">removeClass</text:span>(‘grande’);</text:p>
        <text:p text:style-name="P72">};</text:p>
        <text:p text:style-name="P72"/>
      </text:section>
      <text:section text:style-name="Sect1" text:name="Sección2">
        <text:p text:style-name="P80"/>
        <text:p text:style-name="P80">Varios selectores</text:p>
        <text:p text:style-name="P75"/>
        <text:p text:style-name="P75">$(<text:span text:style-name="T1">‘p, a’</text:span>).css();</text:p>
        <text:p text:style-name="P72"/>
        <text:p text:style-name="P72"/>
        <text:p text:style-name="P80"/>
        <text:p text:style-name="P80">Método find()</text:p>
        <text:p text:style-name="P75"/>
        <text:p text:style-name="P75">var busqueda <text:span text:style-name="T45">= $</text:span>(‘#caja’)<text:span text:style-name="T1">.find</text:span>(‘.resaltado’);</text:p>
        <text:p text:style-name="P75">console.log(busqueda);</text:p>
      </text:section>
      <text:p text:style-name="P75"><draw:line text:anchor-type="paragraph" draw:z-index="1" draw:name="Forma1" draw:style-name="gr1" draw:text-style-name="P134" svg:x1="0.106cm" svg:y1="0.256cm" svg:x2="16.895cm" svg:y2="0.256cm"><text:p/></draw:line></text:p>
      <text:p text:style-name="P83">Focus y Blur</text:p>
      <text:p text:style-name="P76"/>
      <text:p text:style-name="P77">nombre<text:span text:style-name="T1">.focus</text:span>(function(){</text:p>
      <text:p text:style-name="P77"><text:tab/>$(this).css(‘border’, ‘2px solid green’);</text:p>
      <text:p text:style-name="P77">});</text:p>
      <text:p text:style-name="P77"/>
      <text:p text:style-name="P77">nombre<text:span text:style-name="T1">.blur</text:span>(function(){</text:p>
      <text:p text:style-name="P77"><text:tab/>$(this).css(‘border’, ‘1px solid #ccc’);</text:p>
      <text:p text:style-name="P77"><text:tab/>$(‘#datos’)<text:span text:style-name="T1">.text($(this).val()</text:span>)<text:span text:style-name="T1">.show()</text:span>;</text:p>
      <text:p text:style-name="P77">});</text:p>
      <text:p text:style-name="P77"/>
      <text:p text:style-name="P77">// .<text:span text:style-name="T41">focus() estará activo mientras el campo esté seleccionado</text:span></text:p>
      <text:p text:style-name="P77">// .blur() se activa una vez que salimos del input, o removemos el focus. </text:p>
      <text:p text:style-name="P77">// .text() inserta el texto que le enviamos en el selector propuesto</text:p>
      <text:p text:style-name="P77">// .val() es el value que <text:span text:style-name="T41">de</text:span>l selector</text:p>
      <text:p text:style-name="P77">// .show() es cuando mostramos lo que tiene display:none por defecto</text:p>
      <text:p text:style-name="P64"><draw:line text:anchor-type="paragraph" draw:z-index="0" draw:name="Forma1" draw:style-name="gr1" draw:text-style-name="P134" svg:x1="0.081cm" svg:y1="0.222cm" svg:x2="16.87cm" svg:y2="0.222cm"><text:p/></draw:line></text:p>
      <text:section text:style-name="Sect1" text:name="Sección3">
        <text:p text:style-name="P84">Mousedown y mouseup</text:p>
        <text:p text:style-name="P84"/>
        <text:p text:style-name="P78">datos.<text:span text:style-name="T1">mousedown</text:span>(function(){</text:p>
        <text:p text:style-name="P78"><text:tab/>$(this).css(‘border-color’,’gray’);</text:p>
        <text:p text:style-name="P78">});</text:p>
        <text:p text:style-name="P78"/>
        <text:p text:style-name="P78">datos.<text:span text:style-name="T1">mouseup</text:span>(function(){</text:p>
        <text:p text:style-name="P78"><text:tab/>$(this).css(‘border-color’,’black’);</text:p>
        <text:p text:style-name="P78">});</text:p>
        <text:p text:style-name="P77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>Mousemove</text:p>
        <text:p text:style-name="P65"/>
        <text:p text:style-name="P70">$(document).<text:span text:style-name="T1">mousemove</text:span>(function(e){</text:p>
        <text:p text:style-name="P70"><text:tab/>console.log(‘En X: ‘+<text:span text:style-name="T1">e.clientX</text:span>);</text:p>
        <text:p text:style-name="P70"><text:tab/>console.log(‘En Y: ‘+<text:span text:style-name="T1">e.clientY</text:span>);</text:p>
        <text:p text:style-name="P70">});</text:p>
        <text:p text:style-name="P70"/>
        <text:p text:style-name="P66">Para que un div siga al cursor:</text:p>
        <text:p text:style-name="P67"/>
        <text:p text:style-name="P68">$(document).<text:span text:style-name="T1">mousemove</text:span>(function(e){</text:p>
        <text:p text:style-name="P68"><text:tab/><text:span text:style-name="T32">$(‘#sigueme’).css(‘left’, e.clientX)</text:span></text:p>
        <text:p text:style-name="P68"><text:tab/><text:tab/><text:tab/> <text:s text:c="3"/>.<text:span text:style-name="T32">css(‘top’, e.clientY);</text:span></text:p>
        <text:p text:style-name="P69">});</text:p>
        <text:p text:style-name="P68"/>
        <text:p text:style-name="P67">Se puede agregar</text:p>
        <text:p text:style-name="P67">$(body).css(‘cursor’,’none’) para ocultar el cursor mientras se sigue al div.</text:p>
      </text:section>
      <text:p text:style-name="P90"/>
      <text:p text:style-name="P85">.<text:span text:style-name="T18">eq()</text:span></text:p>
      <text:p text:style-name="P85"/>
      <text:p text:style-name="P87">.<text:span text:style-name="T18">eq(index)</text:span></text:p>
      <text:p text:style-name="P79">0-based position of the element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95"><text:span text:style-name="Source_20_Text"><text:span text:style-name="T43">&lt;ul&gt;</text:span></text:span></text:p>
            <text:p text:style-name="P95"><text:span text:style-name="Source_20_Text"><text:span text:style-name="T43"><text:s text:c="2"/>&lt;li&gt;list item 1&lt;/li&gt;</text:span></text:span></text:p>
            <text:p text:style-name="P95"><text:span text:style-name="Source_20_Text"><text:span text:style-name="T43"><text:s text:c="2"/>&lt;li&gt;list item 2&lt;/li&gt;</text:span></text:span></text:p>
            <text:p text:style-name="P95"><text:span text:style-name="Source_20_Text"><text:span text:style-name="T43"><text:s text:c="2"/>&lt;li&gt;list item 3&lt;/li&gt;</text:span></text:span></text:p>
            <text:p text:style-name="P95"><text:span text:style-name="Source_20_Text"><text:span text:style-name="T43"><text:s text:c="2"/>&lt;li&gt;list item 4&lt;/li&gt;</text:span></text:span></text:p>
            <text:p text:style-name="P95"><text:span text:style-name="Source_20_Text"><text:span text:style-name="T43"><text:s text:c="2"/>&lt;li&gt;list item 5&lt;/li&gt;</text:span></text:span></text:p>
            <text:p text:style-name="P95"><text:span text:style-name="Source_20_Text"><text:span text:style-name="T43">&lt;/ul&gt;</text:span></text:span></text:p>
          </table:table-cell>
        </table:table-row>
      </table:table>
      <text:p text:style-name="P94">We can apply this method to the set of list items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95"><text:span text:style-name="Source_20_Text"><text:span text:style-name="T43">$(‘li’).eq(2).css(‘background-color’,’red’);</text:span></text:span></text:p>
          </table:table-cell>
        </table:table-row>
      </table:table>
      <text:p text:style-name="P93"><text:span text:style-name="T43">If an element cannot be found at the specified zero-based index, the method constructs a new jQuery object with an empty set and a </text:span><text:span text:style-name="Source_20_Text"><text:span text:style-name="T43">length </text:span></text:span><text:span text:style-name="T43">property of 0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95"><text:span text:style-name="Source_20_Text"><text:span text:style-name="T43">$(‘li’).eq(5).css(‘background-color’,’red’);</text:span></text:span></text:p>
          </table:table-cell>
        </table:table-row>
      </table:table>
      <text:p text:style-name="P50"/>
      <text:p text:style-name="P50">DOM y los textos</text:p>
      <text:p text:style-name="P2"/>
      <text:p text:style-name="P3"><text:span text:style-name="T1">$(‘a’).each()</text:span> //<text:span text:style-name="T42">R</text:span>ecorrer cada elemento del objeto</text:p>
      <text:p text:style-name="P3"/>
      <text:p text:style-name="P1"><text:span text:style-name="T1">$(‘a’).each(function(</text:span><text:span text:style-name="T2">index</text:span><text:span text:style-name="T1">){</text:span> //<text:span text:style-name="T33">Parámetro index para capturar el elemento deseado // M</text:span>ostrar cada uno de los elementos del DOM a los cuales puedo acceder</text:p>
      <text:p text:style-name="P3"><text:tab/>console.log($(this));</text:p>
      <text:p text:style-name="P3">});</text:p>
      <text:p text:style-name="P3"/>
      <text:p text:style-name="P4"><text:span text:style-name="T1">console.log($(‘a’).length)</text:span>; //<text:span text:style-name="T42">C</text:span>u<text:span text:style-name="T42">á</text:span>ntos elementos hay en el objeto </text:p>
      <text:p text:style-name="P5"/>
      <text:p text:style-name="P6">$(‘a’).each(function(index){ //De los elementos, quiero seleccionar el attr href</text:p>
      <text:p text:style-name="P11"><text:tab/><text:span text:style-name="T1">$(this).attr(‘href’)</text:span><text:span text:style-name="T10"> //</text:span><text:span text:style-name="T11">Devuelve</text:span><text:span text:style-name="T10"> el </text:span><text:span text:style-name="T11">value</text:span><text:span text:style-name="T10"> </text:span><text:span text:style-name="T11">del </text:span><text:span text:style-name="T10">atributo</text:span></text:p>
      <text:p text:style-name="P7">});</text:p>
      <text:p text:style-name="P7"/>
      <text:p text:style-name="P7">**</text:p>
      <text:p text:style-name="P7">$(‘a’).each(function(index){</text:p>
      <text:p text:style-name="P7"><text:tab/>var that = $(this);</text:p>
      <text:p text:style-name="P7"><text:tab/>var enlace = that.attr(‘href’);</text:p>
      <text:p text:style-name="P7"><text:tab/><text:span text:style-name="T1">that.text(enlace)</text:span>; // Estamos insertando el href como texto en las etiquetas a </text:p>
      <text:p text:style-name="P7">});</text:p>
      <text:p text:style-name="P7">**</text:p>
      <text:p text:style-name="P7"/>
      <text:p text:style-name="P54">Usando un evento que modifique el DOM</text:p>
      <text:p text:style-name="P7"/>
      <text:p text:style-name="P7">$(‘<text:span text:style-name="T34">#btn’).click(function(){</text:span></text:p>
      <text:p text:style-name="P7"><text:tab/><text:span text:style-name="T34">console.log($(‘#texto’).</text:span><text:span text:style-name="T3">val()</text:span><text:span text:style-name="T34">); // .val() devuelte en este caso el texto, el value del objeto del id texto</text:span></text:p>
      <text:p text:style-name="P12">});</text:p>
      <text:p text:style-name="P91"/>
      <text:p text:style-name="P7"/>
      <text:p text:style-name="P8">$(‘<text:span text:style-name="T34">#btn’).click(function(){</text:span></text:p>
      <text:p text:style-name="P8"><text:tab/><text:span text:style-name="T35">$(‘#menu’).</text:span><text:span text:style-name="T4">html</text:span><text:span text:style-name="T35">(‘&lt;li&gt;&lt;a href=”’+$(‘#texto’).val()+’”&gt;&lt;/a&gt;&lt;/li&gt;’);</text:span></text:p>
      <text:p text:style-name="P13">}); //<text:span text:style-name="T35">En este caso con el </text:span><text:span text:style-name="T46">método html</text:span><text:span text:style-name="T35">, lo módifica. Es decír va a borrar todos los links, y va a quedar solo el agregado en el input del id texto.</text:span></text:p>
      <text:p text:style-name="P16"><text:soft-page-break/></text:p>
      <text:p text:style-name="P8">$(‘<text:span text:style-name="T34">#btn’).click(function(){</text:span></text:p>
      <text:p text:style-name="P8"><text:tab/><text:span text:style-name="T35">$(‘#menu’).</text:span><text:span text:style-name="T4">append</text:span><text:span text:style-name="T35">(‘&lt;li&gt;&lt;a href=”’+$(‘#texto’).val()+’”&gt;&lt;/a&gt;&lt;/li&gt;’);</text:span></text:p>
      <text:p text:style-name="P13">});</text:p>
      <text:p text:style-name="P13"/>
      <text:list xml:id="list3735347731" text:style-name="L1">
        <text:list-item>
          <text:p text:style-name="P98"><text:span text:style-name="T19">En este caso </text:span><text:span text:style-name="T23">se agregará el link del input</text:span><text:span text:style-name="T19"> con id texto a la lista con id menu como un nuevo elemento </text:span><text:span text:style-name="T23">al final</text:span><text:span text:style-name="T19"> de los que estén presentes</text:span></text:p>
        </text:list-item>
      </text:list>
      <text:p text:style-name="P16"/>
      <text:p text:style-name="P8">$(‘<text:span text:style-name="T34">#btn’).click(function(){</text:span></text:p>
      <text:p text:style-name="P8"><text:tab/><text:span text:style-name="T35">$(‘#menu’)</text:span><text:span text:style-name="T4">.prepend</text:span><text:span text:style-name="T35">(‘&lt;li&gt;&lt;a href=”’+$(‘#texto’).val()+’”&gt;&lt;/a&gt;&lt;/li&gt;’);</text:span></text:p>
      <text:p text:style-name="P13">});</text:p>
      <text:p text:style-name="P13"/>
      <text:list xml:id="list1942594867" text:style-name="L2">
        <text:list-item>
          <text:p text:style-name="P99"><text:span text:style-name="T19">En este caso se agregará el link del input con id texto a la lista con id menu como un nuevo elemento </text:span><text:span text:style-name="T23">al principio</text:span><text:span text:style-name="T19"> de los que estén presentes</text:span></text:p>
        </text:list-item>
      </text:list>
      <text:p text:style-name="P16"/>
      <text:p text:style-name="P9">$(‘<text:span text:style-name="T34">#btn’).click(function(){</text:span></text:p>
      <text:p text:style-name="P9"><text:tab/><text:span text:style-name="T35">$(‘#menu’)</text:span><text:span text:style-name="T4">.</text:span><text:span text:style-name="T5">before</text:span><text:span text:style-name="T35">(‘&lt;li&gt;&lt;a href=”’+$(‘#texto’).val()+’”&gt;&lt;/a&gt;&lt;/li&gt;’);</text:span></text:p>
      <text:p text:style-name="P14">});</text:p>
      <text:p text:style-name="P14"/>
      <text:list xml:id="list847205200" text:style-name="L3">
        <text:list-item>
          <text:p text:style-name="P100"><text:span text:style-name="T20">Agrega </text:span><text:span text:style-name="T24">antes del elemento</text:span><text:span text:style-name="T20"> que estoy seleccionando (en este caso la lista con id menu)</text:span></text:p>
        </text:list-item>
      </text:list>
      <text:p text:style-name="P17"/>
      <text:p text:style-name="P9">$(‘<text:span text:style-name="T34">#btn’).click(function(){</text:span></text:p>
      <text:p text:style-name="P9"><text:tab/><text:span text:style-name="T35">$(‘#menu’)</text:span><text:span text:style-name="T4">.</text:span><text:span text:style-name="T5">after</text:span><text:span text:style-name="T35">(‘&lt;li&gt;&lt;a href=”’+$(‘#texto’).val()+’”&gt;&lt;/a&gt;&lt;/li&gt;’);</text:span></text:p>
      <text:p text:style-name="P14">});</text:p>
      <text:p text:style-name="P17"/>
      <text:list xml:id="list2166721470" text:style-name="L4">
        <text:list-item>
          <text:p text:style-name="P101"><text:span text:style-name="T20">Agrega </text:span><text:span text:style-name="T24">después del elemento</text:span><text:span text:style-name="T20"> que estoy seleccionando</text:span></text:p>
        </text:list-item>
      </text:list>
      <text:p text:style-name="P17"/>
      <text:p text:style-name="P17">*</text:p>
      <text:p text:style-name="P17"/>
      <text:p text:style-name="P18"><text:span text:style-name="T1">objeto.attr(‘atributo’,’value’)</text:span> // Modificaría el atributo ‘atributo’ colocando el valor ‘value’</text:p>
      <text:p text:style-name="P18"/>
      <text:p text:style-name="P18"><text:span text:style-name="T1">objeto.removeAttr(‘atributo’)</text:span> //Borra el atributo ‘atributo’ del objeto</text:p>
      <text:p text:style-name="P18"/>
      <text:p text:style-name="P18">*</text:p>
      <text:p text:style-name="P18"/>
      <text:p text:style-name="P57">Dejando el input vacío una vez enviado el valor</text:p>
      <text:p text:style-name="P18"/>
      <text:p text:style-name="P10">$(‘<text:span text:style-name="T34">#btn’).click(function(){</text:span></text:p>
      <text:p text:style-name="P10"><text:tab/><text:span text:style-name="T35">$(‘#menu’).</text:span><text:span text:style-name="T4">append</text:span><text:span text:style-name="T35">(‘&lt;li&gt;&lt;a href=”’+$(‘#texto’).val()+’”&gt;&lt;/a&gt;&lt;/li&gt;’);</text:span></text:p>
      <text:p text:style-name="P10"><text:tab/><text:span text:style-name="T36">$(‘#texto’).val(‘’); //Esto dejará el value o el input en blanco</text:span></text:p>
      <text:p text:style-name="P15">});</text:p>
      <text:p text:style-name="P51"/>
      <text:p text:style-name="P51">Efectos</text:p>
      <text:p text:style-name="P51"/>
      <text:section text:style-name="Sect1" text:name="Sección4">
        <text:p text:style-name="P19">$(‘#mostrar’).click(function(){</text:p>
        <text:p text:style-name="P19"><text:tab/><text:span text:style-name="T1">$(‘#caja’).show();</text:span></text:p>
        <text:p text:style-name="P19">});</text:p>
        <text:p text:style-name="P19"/>
        <text:p text:style-name="P19">$(‘#ocultar’).click(function(){</text:p>
        <text:p text:style-name="P19"><text:tab/><text:span text:style-name="T1">$(‘#caja’).hide();</text:span></text:p>
        <text:p text:style-name="P19">});</text:p>
        <text:p text:style-name="P19"/>
        <text:p text:style-name="P88"><text:span text:style-name="T26">En estos métodos</text:span><text:span text:style-name="T27"> podemos usar como parámetros ‘fast’, ‘n</text:span><text:span text:style-name="T21">ormal’ </text:span><text:span text:style-name="T22">o ‘slow’ para determinar la velocidad del efecto</text:span><text:span text:style-name="T21">. Este parámetro trambién puede ser introducido con milisegundos. </text:span><text:span text:style-name="T22">(2000 = 2sec’s)</text:span></text:p>
        <text:p text:style-name="P23"/>
        <text:p text:style-name="P23">Otras alternativas a .show() y .hide():</text:p>
        <text:p text:style-name="P21"><text:span text:style-name="T10"><text:tab/></text:span><text:span text:style-name="T1">.fadeIn() y .fadeOut()</text:span></text:p>
        <text:p text:style-name="Standard"><text:tab/></text:p>
        <text:p text:style-name="P88"><text:tab/><text:span text:style-name="T25">.slideUp() y .slid</text:span><text:span text:style-name="T30">eDo</text:span><text:span text:style-name="T25">wn();</text:span></text:p>
        <text:p text:style-name="P42"/>
        <text:p text:style-name="P88"><text:tab/><text:span text:style-name="T25">.fadeTo()</text:span></text:p>
        <text:p text:style-name="P21">.fadeTo(‘slow’, 0.8);</text:p>
        <text:p text:style-name="P21">.fadeTo(‘slow’, 0.2);</text:p>
      </text:section>
      <text:p text:style-name="P52"><text:soft-page-break/>Ocultar el botón presionado luego de hacer la acción</text:p>
      <text:p text:style-name="P19"/>
      <text:p text:style-name="P19">$(‘#mostrar’).hide(); // Ocultamos el botón de mostrar <text:span text:style-name="T47">en caso de que</text:span> el <text:span text:style-name="T47">objeto</text:span> comien<text:span text:style-name="T47">ce</text:span> siendo visible</text:p>
      <text:p text:style-name="P19"/>
      <text:p text:style-name="P19">$(‘#mostrar’).click(function(){</text:p>
      <text:p text:style-name="P19"><text:tab/>$(this).hide();</text:p>
      <text:p text:style-name="P19"><text:tab/>$(‘#ocultar’).show();</text:p>
      <text:p text:style-name="P19"><text:tab/>$(‘#caja’).show();</text:p>
      <text:p text:style-name="P19">});</text:p>
      <text:p text:style-name="P19"/>
      <text:p text:style-name="P19">$(‘#ocultar’).click(function(){</text:p>
      <text:p text:style-name="P19"><text:tab/>$(this).hide();</text:p>
      <text:p text:style-name="P19"><text:tab/>$(‘#mostrar’).show();</text:p>
      <text:p text:style-name="P19"><text:tab/>$(‘#<text:span text:style-name="T37">caja’</text:span>).<text:span text:style-name="T38">hide</text:span>();</text:p>
      <text:p text:style-name="P19">});</text:p>
      <text:p text:style-name="P19"/>
      <text:p text:style-name="P53">Toggle</text:p>
      <text:p text:style-name="P20"/>
      <text:p text:style-name="P20">$(‘#showhideenuno’).click(function(){</text:p>
      <text:p text:style-name="P20"><text:tab/>$(‘#caja’)<text:span text:style-name="T1">.toggle(‘fast’);</text:span></text:p>
      <text:p text:style-name="P20">}</text:p>
      <text:p text:style-name="P20"/>
      <text:p text:style-name="P20"><text:span text:style-name="T1">.fadeToggle</text:span> → efecto fade</text:p>
      <text:p text:style-name="P22"><text:span text:style-name="T1">.slideToggle</text:span> → efecto slide</text:p>
      <text:p text:style-name="P44"/>
      <text:section text:style-name="Sect1" text:name="Sección5">
        <text:p text:style-name="P44">.animate()</text:p>
        <text:p text:style-name="P43"/>
        <text:p text:style-name="P58">$(‘#animar’).click(function(){</text:p>
        <text:p text:style-name="P58"><text:tab/>caja<text:span text:style-name="T1">.animate({</text:span><text:span text:style-name="T6">marginLeft: ‘500px</text:span><text:span text:style-name="T1">}, ‘</text:span><text:span text:style-name="T6">slow’</text:span><text:span text:style-name="T1">)</text:span> </text:p>
        <text:p text:style-name="P58">});</text:p>
        <text:p text:style-name="P24"/>
        <text:p text:style-name="P59">//<text:span text:style-name="T47">L</text:span>os atributos css en un JSON, después el tiempo de animación</text:p>
        <text:p text:style-name="P59"/>
        <text:p text:style-name="P47">*<text:span text:style-name="T39">Left: ‘500px’ no funcionaría si el objeto no cuenta con position: absolute.</text:span></text:p>
        <text:p text:style-name="P48">A tener en cuenta marginLeft.</text:p>
        <text:p text:style-name="P26"/>
        <text:p text:style-name="P26">$(‘#animar’).click(function(){ </text:p>
        <text:p text:style-name="P26"><text:tab/>caja.animate({</text:p>
        <text:p text:style-name="P29"><text:tab/><text:tab/><text:tab/> <text:s text:c="3"/>marginLeft: ‘500px,</text:p>
        <text:p text:style-name="P29"><text:tab/><text:tab/><text:tab/> <text:s text:c="3"/>fontSize: ‘40px’,</text:p>
        <text:p text:style-name="P29"><text:tab/><text:tab/> <text:s text:c="13"/>height: ‘110px’</text:p>
        <text:p text:style-name="P26"><text:span text:style-name="T39"><text:tab/><text:tab/><text:tab/> <text:s text:c="3"/></text:span>}, <text:span text:style-name="T39">slow</text:span>);</text:p>
        <text:p text:style-name="P26">});</text:p>
        <text:p text:style-name="P26"/>
        <text:p text:style-name="P26"/>
        <text:p text:style-name="P26">.<text:span text:style-name="T40">animate().animate() se pueden encadenar, porque .animate() retorna un objeto jquery. .</text:span></text:p>
        <text:p text:style-name="P26"/>
        <text:p text:style-name="P25">$(‘#animar’).click(function(){ </text:p>
        <text:p text:style-name="P25"><text:tab/>caja.animate({</text:p>
        <text:p text:style-name="P30"><text:tab/><text:tab/><text:tab/> <text:s text:c="3"/>marginLeft: ‘500px,</text:p>
        <text:p text:style-name="P30"><text:tab/><text:tab/><text:tab/> <text:s text:c="3"/>fontSize: ‘40px’,</text:p>
        <text:p text:style-name="P30"><text:tab/><text:tab/> <text:s text:c="13"/>height: ‘110px’</text:p>
        <text:p text:style-name="P27"><text:span text:style-name="T39"><text:tab/><text:tab/><text:tab/> <text:s text:c="3"/></text:span>}, ‘<text:span text:style-name="T39">slow’</text:span>)</text:p>
        <text:p text:style-name="P27"><text:tab/> <text:s text:c="6"/>.<text:span text:style-name="T40">animate({</text:span></text:p>
        <text:p text:style-name="P27"><text:tab/><text:tab/><text:tab/> <text:s text:c="3"/><text:span text:style-name="T40">borderRadius: ‘900px’,</text:span></text:p>
        <text:p text:style-name="P27"><text:tab/><text:tab/><text:tab/> <text:s text:c="3"/><text:span text:style-name="T40">marginTop: ‘80px’</text:span></text:p>
        <text:p text:style-name="P27"><text:tab/> <text:s text:c="6"/><text:tab/><text:tab/> <text:s text:c="3"/><text:span text:style-name="T40">}, ‘slow’)</text:span></text:p>
        <text:p text:style-name="P27"><text:tab/> <text:s text:c="6"/>.<text:span text:style-name="T40">animate({</text:span></text:p>
        <text:p text:style-name="P27"><text:tab/><text:tab/><text:tab/> <text:s text:c="3"/><text:span text:style-name="T40">borderRadius: ‘0px’,</text:span></text:p>
        <text:p text:style-name="P27"><text:tab/><text:tab/><text:tab/> <text:s text:c="3"/><text:span text:style-name="T40">marginLeft: ‘0px’</text:span></text:p>
        <text:p text:style-name="P27"><text:tab/> <text:s text:c="6"/><text:tab/><text:tab/> <text:s text:c="3"/><text:span text:style-name="T40">}, ‘slow’)</text:span></text:p>
        <text:p text:style-name="P27"><text:tab/> <text:s text:c="6"/>.<text:span text:style-name="T40">animate({</text:span></text:p>
        <text:p text:style-name="P27"><text:tab/><text:tab/><text:tab/> <text:s text:c="3"/><text:span text:style-name="T40">borderRadius: ‘100px’,</text:span></text:p>
        <text:p text:style-name="P27"><text:tab/><text:tab/><text:tab/> <text:s text:c="3"/><text:span text:style-name="T40">marginTop: ‘0px’</text:span></text:p>
        <text:p text:style-name="P27"><text:tab/> <text:s text:c="6"/><text:tab/><text:tab/> <text:s text:c="3"/><text:span text:style-name="T40">}, ‘slow’)</text:span></text:p>
        <text:p text:style-name="P27"><text:tab/>;</text:p>
        <text:p text:style-name="P25">});</text:p>
      </text:section>
      <text:p text:style-name="P92"/>
      <text:p text:style-name="P25"/>
      <text:p text:style-name="P55">Callbacks</text:p>
      <text:p text:style-name="P55"/>
      <text:p text:style-name="P28"><text:tab/>caja.slideUp(‘slow’, function()<text:span text:style-name="T1">{</text:span></text:p>
      <text:p text:style-name="P41"><text:span text:style-name="T10"><text:tab/><text:tab/></text:span>console.log(“Cartel ocultado”);</text:p>
      <text:p text:style-name="P28"><text:tab/><text:span text:style-name="T1">}</text:span>);</text:p>
      <text:p text:style-name="P49"><text:soft-page-break/>JQuery Plugins Fundamentals</text:p>
      <text:p text:style-name="P31"/>
      <text:p text:style-name="P31"><text:span text:style-name="T49"><text:tab/>Un plugin es </text:span>función que se añade al objeto jQuery (objeto básico de este framework que devuelve la función jQuery para un selector dado), para que a partir de ese momento responda a nuevos métodos.</text:p>
      <text:p text:style-name="P31"/>
      <text:p text:style-name="P56">Creación</text:p>
      <text:p text:style-name="P56"/>
      <text:p text:style-name="P31">JQuery.fn.desaparece = function(){</text:p>
      <text:p text:style-name="P31"><text:tab/>this.each(function(){</text:p>
      <text:p text:style-name="P31"><text:tab/><text:tab/>elem = $(this);</text:p>
      <text:p text:style-name="P31"><text:tab/><text:tab/>elem.css(‘display’,’none’);</text:p>
      <text:p text:style-name="P31"><text:tab/>});</text:p>
      <text:p text:style-name="P31"><text:tab/>return this;</text:p>
      <text:p text:style-name="P31">};</text:p>
      <text:p text:style-name="P31"/>
      <text:p text:style-name="P31">$(‘h1’).desaparece();</text:p>
      <text:p text:style-name="P31"/>
      <text:p text:style-name="P56">Normas</text:p>
      <text:p text:style-name="P56"/>
      <text:list xml:id="list1541316068" text:style-name="L5">
        <text:list-item>
          <text:p text:style-name="P102">El file debe llamarse jquery.[nombre personalizado].js.</text:p>
        </text:list-item>
        <text:list-item>
          <text:p text:style-name="P102">Métodos por medio de la propiedad .fn.</text:p>
        </text:list-item>
        <text:list-item>
          <text:p text:style-name="P102">Dentro del método, this es una ref al objeto JQuery que recibe el método.</text:p>
        </text:list-item>
        <text:list-item>
          <text:p text:style-name="P102">; al final de cada método después de la última }.</text:p>
        </text:list-item>
        <text:list-item>
          <text:p text:style-name="P102">El método debe retornar el propio objeto JQuery sobre el que se solicitó la ejecución del plugin con return this; al final del código de la función.</text:p>
        </text:list-item>
        <text:list-item>
          <text:p text:style-name="P102">Usar this.each para iterar sobre los elementos del mismo tipo del selector seleccionado.</text:p>
        </text:list-item>
        <text:list-item>
          <text:p text:style-name="P102">Asignar el plugin siempre al objeto JQuery, no al $. Así se podrá usar noConflict() en caso de que dos plugin lleven el mismo nombre.</text:p>
        </text:list-item>
      </text:list>
      <text:p text:style-name="P31"/>
      <text:p text:style-name="P45">.<text:span text:style-name="T54">e</text:span>ach()</text:p>
      <text:p text:style-name="P32"/>
      <text:p text:style-name="P32"><text:tab/>El método each(), perteneciente al juego de funciones del core de JQuery, es un</text:p>
      <text:p text:style-name="P32">método para realizar acciones con todos los elementos que concuerdan con una selección realizada con la función jQuery. P<text:span text:style-name="T48">uede recibir un parámetro que es el índice actual sobre el que se está iterando,</text:span></text:p>
      <text:p text:style-name="P31"/>
      <text:list xml:id="list4275624207" text:style-name="L6">
        <text:list-item>
          <text:p text:style-name="P103"><text:span text:style-name="T49">C</text:span>ambiar el fondo de los párrafos utilizando colores alternos</text:p>
        </text:list-item>
      </text:list>
      <text:p text:style-name="P33">$(‘p’).each(function(i){</text:p>
      <text:p text:style-name="P33"><text:tab/>if (i % 2 == 0){</text:p>
      <text:p text:style-name="P33"><text:tab/><text:tab/>$(this).css(‘background-color’,’#eee’<text:span text:style-name="T50">);</text:span></text:p>
      <text:p text:style-name="P33"><text:tab/><text:span text:style-name="T50">} else {</text:span></text:p>
      <text:p text:style-name="P33"><text:tab/><text:tab/><text:span text:style-name="T50">$(this).css</text:span>(‘background-color’,’#<text:span text:style-name="T50">ccc</text:span>’<text:span text:style-name="T50">);</text:span></text:p>
      <text:p text:style-name="P33"><text:tab/><text:span text:style-name="T50">}</text:span></text:p>
      <text:p text:style-name="P34">});</text:p>
      <text:p text:style-name="P34"/>
      <text:p text:style-name="P46">return true; == continue</text:p>
      <text:p text:style-name="P46">return false; == break</text:p>
      <text:p text:style-name="P35"/>
      <text:p text:style-name="P35">$(‘div’).each(function(i){</text:p>
      <text:p text:style-name="P35"><text:tab/>ele = $(this);</text:p>
      <text:p text:style-name="P35"><text:tab/>if ( ele.html() == ‘white’)</text:p>
      <text:p text:style-name="P35"><text:tab/><text:tab/><text:span text:style-name="T55">return true;</text:span></text:p>
      <text:p text:style-name="P35"><text:tab/>if (ele.html() == ‘nada’)</text:p>
      <text:p text:style-name="P35"><text:tab/><text:tab/><text:span text:style-name="T55">return false;</text:span></text:p>
      <text:p text:style-name="P35"><text:tab/>ele.css(‘color’, ele.html());</text:p>
      <text:p text:style-name="P36">});</text:p>
      <text:p text:style-name="P36"><text:soft-page-break/><text:span text:style-name="T57">.</text:span><text:span text:style-name="T58">html()</text:span></text:p>
      <text:p text:style-name="P35"/>
      <text:p text:style-name="P107">Se puede usar como get o set.</text:p>
      <text:p text:style-name="P37"/>
      <text:p text:style-name="P108">Get:</text:p>
      <text:p text:style-name="P37"><text:span text:style-name="T55">.html()</text:span> retorna los elementos dentro del objeto JQuery. Por el ejemplo el texto dentro de un ‘p’</text:p>
      <text:p text:style-name="P37"/>
      <text:p text:style-name="P108">Set:</text:p>
      <text:p text:style-name="P37"><text:span text:style-name="T55">.html(HTMLString)</text:span> reemplaza el contenido original por el enviado</text:p>
      <text:p text:style-name="P37"><text:span text:style-name="Source_20_Text"><text:span text:style-name="T44"/></text:span></text:p>
      <text:p text:style-name="P97"><text:span text:style-name="Source_20_Text"><text:span text:style-name="T29">$( "div" ).html( "&lt;b&gt;Wow!&lt;/b&gt; Such excitement..." );</text:span></text:span></text:p>
      <text:p text:style-name="P97"><text:span text:style-name="Source_20_Text"><text:span text:style-name="T29">$( "div b" )</text:span></text:span></text:p>
      <text:p text:style-name="P89"><text:span text:style-name="Source_20_Text"><text:span text:style-name="T29"><text:s text:c="2"/>.append( document.createTextNode( "!!!" ) )</text:span></text:span></text:p>
      <text:p text:style-name="P97"><text:span text:style-name="Source_20_Text"><text:span text:style-name="T29"><text:s text:c="2"/>.css( "color", "red" );</text:span></text:span></text:p>
      <text:p text:style-name="P38"/>
      <text:p text:style-name="P109">También se pueden enviar funciones</text:p>
      <text:p text:style-name="P38"/>
      <text:p text:style-name="P96"><text:span text:style-name="Source_20_Text"><text:span text:style-name="T28">$( ‘div.demo-container’ )</text:span></text:span><text:span text:style-name="Source_20_Text"><text:span text:style-name="T31">.html(function(){</text:span></text:span></text:p>
      <text:p text:style-name="P89"><text:span text:style-name="Source_20_Text"><text:span text:style-name="T28"><text:s text:c="2"/>var emphasis = ‘&lt;em&gt;’ + $( ‘p’ ).length + ‘ paragraphs!&lt;/em&gt;’;</text:span></text:span></text:p>
      <text:p text:style-name="P89"><text:span text:style-name="Source_20_Text"><text:span text:style-name="T28"><text:s text:c="2"/>return ‘&lt;p&gt;All new content for ‘ + emphasis + ‘&lt;/p&gt;’;</text:span></text:span></text:p>
      <text:p text:style-name="P89"><text:span text:style-name="Source_20_Text"><text:span text:style-name="T28">});</text:span></text:span></text:p>
      <text:p text:style-name="P38"/>
      <text:p text:style-name="P106">.prop(“value”).length</text:p>
      <text:p text:style-name="P39"/>
      <text:p text:style-name="P39">Devuelve la longitud del value del objeto JQuery</text:p>
      <text:p text:style-name="P39"/>
      <text:p text:style-name="P106">.data()</text:p>
      <text:p text:style-name="P39"/>
      <text:p text:style-name="P39">Almacenar y recuperar datos que se guardarán en el propio objeto JQuery de cada textarea</text:p>
      <text:p text:style-name="P39"/>
      <text:p text:style-name="P40">Se puede guardar una referencia al objeto y se nombra a un dato</text:p>
      <text:p text:style-name="P40"/>
      <text:p text:style-name="P104">objeto.data(“campocontador”, contador);</text:p>
      <text:p text:style-name="P40"/>
      <text:p text:style-name="P105">Gestión de OPCIONES en los plugins</text:p>
      <text:p text:style-name="P40"/>
      <text:p text:style-name="P39"><text:span text:style-name="T52">E</text:span>stas opciones las recibirá el plugin como parámetro cuando lo invocamos inicialmente. Nosotros, como desarrolladores del plugin, tendremos que definir cuáles van a ser esas opciones de configuración y qué valores tendrán por defecto. <text:span text:style-name="T52">O</text:span>bjeto de "options",</text:p>
      <text:p text:style-name="P39"/>
      <text:p text:style-name="P60">JQuery.fn.miPlugin = function(cualquierCosa, <text:span text:style-name="T59">opciones</text:span>) {</text:p>
      <text:p text:style-name="P60"><text:tab/>//Defino unas opciones por defecto</text:p>
      <text:p text:style-name="P60"><text:tab/><text:span text:style-name="T59">var configuracion = {</text:span></text:p>
      <text:p text:style-name="P114"><text:span text:style-name="T10"><text:tab/><text:tab/></text:span>dato1: “lo que sea”,</text:p>
      <text:p text:style-name="P114"><text:span text:style-name="T10"><text:tab/><text:tab/></text:span>dato2: 78</text:p>
      <text:p text:style-name="P114"><text:span text:style-name="T10"><text:tab/></text:span>}</text:p>
      <text:p text:style-name="P60"><text:tab/>//Extiendo las opciones por defecto con las recibidas</text:p>
      <text:p text:style-name="P60"><text:tab/><text:span text:style-name="T59">JQuery.extend(configuracion, opciones);</text:span></text:p>
      <text:p text:style-name="P60"/>
      <text:p text:style-name="P60"><text:tab/>//Resto del plugin</text:p>
      <text:p text:style-name="P60"><text:tab/>//Donde tenemos la variable configuracion para personalizar el plugin</text:p>
      <text:p text:style-name="P60">}</text:p>
      <text:p text:style-name="P60"/>
      <text:p text:style-name="P115"><text:soft-page-break/>Ejemplo Tip</text:p>
      <text:p text:style-name="P61"/>
      <text:p text:style-name="P117">Opciones:</text:p>
      <text:p text:style-name="P61"><text:tab/>Velocidad de la animación de mostrar y ocultar el tip</text:p>
      <text:p text:style-name="P61"><text:tab/>Animación a utilizar para mostrar el tip</text:p>
      <text:p text:style-name="P61"><text:tab/>Animación a utilizar para ocultar el tip</text:p>
      <text:p text:style-name="P61"><text:tab/>Clase CSS para la capa del tip</text:p>
      <text:p text:style-name="P61"/>
      <text:p text:style-name="P118">JQuery.fn.creaTip = function(textoTip, opciones){</text:p>
      <text:p text:style-name="P63"><text:tab/>//Establezco las opciones por defecto</text:p>
      <text:p text:style-name="P63"><text:tab/><text:span text:style-name="T62">var configuracion = {</text:span></text:p>
      <text:p text:style-name="P116"><text:tab/><text:tab/><text:span text:style-name="T61">velocidad: 500,</text:span></text:p>
      <text:p text:style-name="P118"><text:tab/><text:tab/>animaciónMuestra: {width: ‘show’},</text:p>
      <text:p text:style-name="P118"><text:tab/><text:tab/>animaciónOculta: {opacity: ‘hide’],</text:p>
      <text:p text:style-name="P118"><text:tab/><text:tab/>claseTip: ‘tip’</text:p>
      <text:p text:style-name="P118"><text:tab/>}</text:p>
      <text:p text:style-name="P63"><text:tab/>//Extiendo las opciones por defecto con las opciones del parámetro</text:p>
      <text:p text:style-name="P63"><text:tab/><text:span text:style-name="T62">JQuery.extend(configuracion, opciones);</text:span></text:p>
      <text:p text:style-name="P63"/>
      <text:p text:style-name="P63"><text:tab/><text:span text:style-name="T62">this.each(function(){</text:span></text:p>
      <text:p text:style-name="P63"><text:tab/><text:tab/>//código del plugin</text:p>
      <text:p text:style-name="P116"><text:tab/>});</text:p>
      <text:p text:style-name="P116">});</text:p>
      <text:p text:style-name="P116"/>
      <text:p text:style-name="P62"><text:span text:style-name="T59">jQuery.extend(configuracion, opciones);</text:span> </text:p>
      <text:p text:style-name="Standard"/>
      <text:p text:style-name="P113">Esta sentencia es una llamada al método <text:span text:style-name="T59">extend()</text:span><text:span text:style-name="T56"> </text:span>que pertenece a jQuery. </text:p>
      <text:p text:style-name="P113"/>
      <text:p text:style-name="P113">Esta función <text:s/>recibe cualquier número de parámetros, que son objetos, y mete las opciones de todos en el primero. Luego, después de la llamada a extend(), el <text:span text:style-name="T12">objeto del </text:span><text:span text:style-name="T17">primer parámetro endrá sus propiedades más las propiedades del objeto del segundo parámetro.</text:span> Si alguna de las opciones tenía el <text:span text:style-name="T12">mismo nombre, al final el valor que prevalece es el que había en el segundo parámetro.</text:span></text:p>
      <text:p text:style-name="P111"/>
      <text:p text:style-name="P126">Así, podemos ver cómo con extend() las propiedades por defecto del plugin se combinan con las que se envíen en las opciones. Luego, en el código del plugin, <text:span text:style-name="T17">podremos acceder a las propiedades a través de la variable configuración, un punto y el nombre de propiedad que queramos acceder. </text:span><text:span text:style-name="T15">configuracion.velocidad </text:span></text:p>
      <text:p text:style-name="P62"/>
      <text:p text:style-name="P128"><text:span text:style-name="T51">http://www.bitstorm.org/jquery/color-</text:span>animation/</text:p>
      <text:p text:style-name="P123"/>
      <text:p text:style-name="P123"/>
      <text:p text:style-name="P123"/>
      <text:p text:style-name="P119"/>
      <text:p text:style-name="P120"/>
      <text:p text:style-name="P133">Plugin Slider Ejemplo</text:p>
      <text:p text:style-name="P120"/>
      <text:p text:style-name="P121">JQuery.fn.slider = function(){</text:p>
      <text:p text:style-name="P121"><text:tab/>this.each(function(){</text:p>
      <text:p text:style-name="P121"><text:tab/><text:tab/>$(‘#imagenes div:gt(0)’).hide():</text:p>
      <text:p text:style-name="P121"><text:tab/><text:tab/>setInterval(function(){</text:p>
      <text:p text:style-name="P121"><text:tab/><text:tab/><text:tab/>$(‘#imagenes div:first-child’).fadeOut(0)</text:p>
      <text:p text:style-name="P121"><text:tab/><text:tab/><text:tab/><text:tab/><text:tab/><text:tab/><text:tab/> <text:s text:c="3"/>.next(‘div’).fadeIn(1000)</text:p>
      <text:p text:style-name="P121"><text:tab/><text:tab/><text:tab/><text:tab/><text:tab/><text:tab/><text:tab/> <text:s text:c="3"/>.end().appendTo(‘#imagenes’);},3000);</text:p>
      <text:p text:style-name="P121"><text:tab/><text:tab/>});</text:p>
      <text:p text:style-name="P121"/>
      <text:p text:style-name="P121"><text:tab/><text:tab/>return this;</text:p>
      <text:p text:style-name="P121">};</text:p>
      <text:p text:style-name="P122"/>
      <text:p text:style-name="P119"/>
      <text:p text:style-name="P110">$('#slider div:gt(0)').hide();</text:p>
      <text:p text:style-name="P124">Con <text:span text:style-name="T59">.gt(x)</text:span><text:span text:style-name="T56"> </text:span>seleccionamos todos los div a partir del número x. En este caso 0 es el </text:p>
      <text:p text:style-name="P124">primero, así que lo que hacemos con esta línea es esconder (hide) todas las cajas excepto la primera, que será la imagen inicialmente visible.</text:p>
      <text:p text:style-name="P125"/>
      <text:p text:style-name="P129"><text:span text:style-name="T55">setInterval</text:span>(function(){ [lo que haremos] }, 3000);</text:p>
      <text:p text:style-name="P124">Necesitamos reiterar una serie de cosas cada cierto tiempo y eso lo hacemos con </text:p>
      <text:p text:style-name="P124"><text:span text:style-name="T59">setInterval</text:span>, indicando el tiempo de retardo entre cada serie.</text:p>
      <text:p text:style-name="P125"/>
      <text:p text:style-name="P129">$('#slider div:first-child').fadeOut(0)</text:p>
      <text:p text:style-name="P124">Dentro de cada uno de esos intervalos hacemos desaparecer (fadeOut) la primera caja </text:p>
      <text:p text:style-name="P124"><text:span text:style-name="T59">(div:first-child)</text:span> que haya en la relación de imágenes...</text:p>
      <text:p text:style-name="P125"/>
      <text:p text:style-name="P132"><text:span text:style-name="T60">.next</text:span><text:span text:style-name="T63">('div').fadeIn(1000)</text:span></text:p>
      <text:p text:style-name="P124">... y hacemos que la siguiente caja (next) aparezca poco a poco (fadeIn).</text:p>
      <text:p text:style-name="P125"/>
      <text:p text:style-name="P130">.end().appendTo('#slider');</text:p>
      <text:p text:style-name="P124">Por último tomamos la que hasta ese momento es la primera imagen y la situamos al </text:p>
      <text:p text:style-name="P124">final (appendTo) de la "lista".</text:p>
      <text:p text:style-name="P125"/>
      <text:p text:style-name="P131">.<text:span text:style-name="T64">e</text:span>nd()</text:p>
      <text:p text:style-name="P127"><text:span text:style-name="T9">R</text:span><text:span text:style-name="T7">esetea el contador de elementos</text:span> que hicimos avanzar con next(). De esa manera, el primer hijo que antes hicimos desaparecer es el que enviamos al final de la pila y no la imagen que ahora tenemos visible. Para el siguiente ciclo la que hasta este momento era visible (que era la segunda) será la primera y por tanto la que haremos desaparecer.</text:p>
      <text:p text:style-name="P1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Helvetica Neue" svg:font-family="'Helvetica Neue', HelveticaNeue, Helvetica, Arial, sans-serif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34cm" fo:margin-right="1.2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9:25:18.999667425</meta:creation-date>
    <dc:date>2018-10-15T10:16:16.556894001</dc:date>
    <meta:editing-duration>PT5H55M33S</meta:editing-duration>
    <meta:editing-cycles>20</meta:editing-cycles>
    <meta:generator>LibreOffice/6.0.4.2$Linux_X86_64 LibreOffice_project/9b0d9b32d5dcda91d2f1a96dc04c645c450872bf</meta:generator>
    <meta:document-statistic meta:table-count="3" meta:image-count="0" meta:object-count="0" meta:page-count="8" meta:paragraph-count="310" meta:word-count="1594" meta:character-count="12028" meta:non-whitespace-character-count="10392"/>
  </office:meta>
</office:document-meta>
</file>